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>
      <style:paragraph-properties fo:margin-left="0cm" fo:margin-right="0cm" fo:text-indent="0cm" style:auto-text-indent="false"/>
    </style:style>
    <style:style style:name="P13" style:family="paragraph" style:parent-style-name="Preformatted_20_Text">
      <style:paragraph-properties fo:margin-top="0cm" fo:margin-bottom="0.499cm" style:contextual-spacing="false"/>
    </style:style>
    <style:style style:name="T1" style:family="text">
      <style:text-properties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📖 Documentación del Proyecto: PokeTimmer</text:h>
      <text:p text:style-name="Text_20_body">PokeTimmer es una aplicación de productividad gamificada que combina la técnica Pomodoro y un gestor de tareas con un sistema de captura, nivelación y evolución de Pokémon.</text:p>
      <text:h text:style-name="Heading_20_2" text:outline-level="2">🛠️ Stack Tecnológico</text:h>
      <text:list text:style-name="L1">
        <text:list-item>
          <text:p text:style-name="P1"><text:span text:style-name="T1">Frontend:</text:span> Vue 3 (Composition API) + Vite.</text:p>
        </text:list-item>
        <text:list-item>
          <text:p text:style-name="P1"><text:span text:style-name="T1">Backend:</text:span> Django + Django REST Framework (DRF).</text:p>
        </text:list-item>
        <text:list-item>
          <text:p text:style-name="P1"><text:span text:style-name="T1">Autenticación:</text:span> JSON Web Tokens (JWT) vía <text:span text:style-name="Source_20_Text">rest_framework_simplejwt</text:span>.</text:p>
        </text:list-item>
        <text:list-item>
          <text:p text:style-name="P1"><text:span text:style-name="T1">Contenedor de Escritorio:</text:span> Electron.</text:p>
        </text:list-item>
      </text:list>
      <text:p text:style-name="Horizontal_20_Line"/>
      <text:h text:style-name="Heading_20_2" text:outline-level="2">🖥️ Arquitectura del Frontend (Vue 3)</text:h>
      <text:h text:style-name="Heading_20_3" text:outline-level="3">1. Sistema de Componentes (SFC)</text:h>
      <text:p text:style-name="Text_20_body">Pasamos de tener vistas monolíticas gigantes a una estructura basada en <text:span text:style-name="T1">Componentes de un solo archivo (Single File Components)</text:span>. Esto divide la interfaz en piezas reutilizables:</text:p>
      <text:list text:style-name="L2">
        <text:list-item>
          <text:p text:style-name="P2"><text:span text:style-name="Source_20_Text"><text:span text:style-name="T1">DashboardView.vue</text:span></text:span><text:span text:style-name="T1"> (El Padre):</text:span> Se encarga de hacer las peticiones a la API (Axios) y gestionar el estado global.</text:p>
        </text:list-item>
        <text:list-item>
          <text:p text:style-name="P2"><text:span text:style-name="Source_20_Text"><text:span text:style-name="T1">ListaTareas.vue</text:span></text:span><text:span text:style-name="T1"> (Hijo):</text:span> Recibe las tareas mediante <text:span text:style-name="Source_20_Text">props</text:span>. Cuando el usuario interactúa, envía señales al padre mediante <text:span text:style-name="Source_20_Text">emit</text:span> (<text:span text:style-name="Source_20_Text">@agregar</text:span>, <text:span text:style-name="Source_20_Text">@toggle</text:span>, <text:span text:style-name="Source_20_Text">@eliminar</text:span>).</text:p>
        </text:list-item>
        <text:list-item>
          <text:p text:style-name="P2"><text:span text:style-name="Source_20_Text"><text:span text:style-name="T1">PomodoroTimer.vue</text:span></text:span><text:span text:style-name="T1"> (Hijo):</text:span> Gestiona su propio reloj interno. Al llegar a cero, hace un <text:span text:style-name="Source_20_Text">emit('pomodoro-terminado')</text:span> para que el padre pida la experiencia al backend.</text:p>
        </text:list-item>
        <text:list-item>
          <text:p text:style-name="P2"><text:span text:style-name="Source_20_Text"><text:span text:style-name="T1">EquipoPokemon.vue</text:span></text:span><text:span text:style-name="T1"> (Hijo):</text:span> Un componente puramente visual que recibe el array del equipo por <text:span text:style-name="Source_20_Text">props</text:span> y lo dibuja.</text:p>
        </text:list-item>
      </text:list>
      <text:h text:style-name="Heading_20_3" text:outline-level="3">2. Rutas y Protección (<text:span text:style-name="Source_20_Text">router.js</text:span>)</text:h>
      <text:list text:style-name="L3">
        <text:list-item>
          <text:p text:style-name="P3">Se implementó un <text:span text:style-name="T1">Guardia de Navegación (</text:span><text:span text:style-name="Source_20_Text"><text:span text:style-name="T1">router.beforeEach</text:span></text:span><text:span text:style-name="T1">)</text:span>. Si una ruta tiene <text:span text:style-name="Source_20_Text">meta: { requiresAuth: true }</text:span> y el usuario no tiene un token en su <text:span text:style-name="Source_20_Text">localStorage</text:span>, es redirigido automáticamente al Login.</text:p>
        </text:list-item>
      </text:list>
      <text:h text:style-name="Heading_20_3" text:outline-level="3">3. Conexión a la API (<text:span text:style-name="Source_20_Text">axios.js</text:span>)</text:h>
      <text:list text:style-name="L4">
        <text:list-item>
          <text:p text:style-name="P4">Se configuró una instancia global de Axios apuntando a <text:span text:style-name="Source_20_Text">http://127.0.0.1:8000/api/</text:span>.</text:p>
        </text:list-item>
        <text:list-item>
          <text:p text:style-name="P4"><text:span text:style-name="T1">Interceptor de Peticiones:</text:span> Un middleware que intercepta cada petición saliente para inyectar automáticamente el <text:span text:style-name="Source_20_Text">access_token</text:span> en los headers (<text:span text:style-name="Source_20_Text">Authorization: Bearer &lt;token&gt;</text:span>).</text:p>
        </text:list-item>
      </text:list>
      <text:p text:style-name="Horizontal_20_Line"/>
      <text:h text:style-name="Heading_20_2" text:outline-level="2"><text:soft-page-break/>⚙️ Arquitectura del Backend (Django DRF)</text:h>
      <text:h text:style-name="Heading_20_3" text:outline-level="3">1. Lógica de Modelos Destacada (<text:span text:style-name="Source_20_Text">models.py</text:span>)</text:h>
      <text:p text:style-name="Text_20_body">La magia del juego ocurre directamente en los modelos de la base de datos para asegurar consistencia:</text:p>
      <text:list text:style-name="L5">
        <text:list-item>
          <text:p text:style-name="P5"><text:span text:style-name="T1">Subida de Nivel Dinámica:</text:span> El método <text:span text:style-name="Source_20_Text">ganar_experiencia(self, cantidad)</text:span> en <text:span text:style-name="Source_20_Text">PokemonUsuario</text:span> utiliza un bucle <text:span text:style-name="Source_20_Text">while self.experiencia &gt;= 100:</text:span> para calcular los niveles. Esto permite que un Pokémon pueda subir múltiples niveles de un solo golpe si recibe mucha experiencia, conservando el remanente.</text:p>
        </text:list-item>
        <text:list-item>
          <text:p text:style-name="P5"><text:span text:style-name="T1">Evolución Automática:</text:span> El método <text:span text:style-name="Source_20_Text">comprobar_evolucion(self)</text:span> revisa si la especie actual tiene configurada una <text:span text:style-name="Source_20_Text">evolucion_siguiente</text:span> y si el nivel actual supera el <text:span text:style-name="Source_20_Text">nivel_evolucion</text:span>. De ser así, reasigna la especie antes de guardar.</text:p>
        </text:list-item>
      </text:list>
      <text:h text:style-name="Heading_20_3" text:outline-level="3">2. Vistas y Controladores (<text:span text:style-name="Source_20_Text">views.py</text:span>)</text:h>
      <text:list text:style-name="L6">
        <text:list-item>
          <text:p text:style-name="P6"><text:span text:style-name="T1">ModelViewSets:</text:span> Se usaron para generar rápidamente el CRUD completo de Tareas, Pokedex y el PC del usuario.</text:p>
        </text:list-item>
        <text:list-item>
          <text:p text:style-name="P6"><text:span text:style-name="T1">Filtrado por Usuario:</text:span> En métodos como <text:span text:style-name="Source_20_Text">get_queryset()</text:span>, se usa <text:span text:style-name="Source_20_Text">self.request.user</text:span> para garantizar que un entrenador solo pueda ver sus propias tareas y Pokémon.</text:p>
        </text:list-item>
        <text:list-item>
          <text:p text:style-name="P6"><text:span text:style-name="T1">Sobrescritura de Métodos:</text:span> Se sobrescribió <text:span text:style-name="Source_20_Text">perform_update</text:span> en las tareas para detectar cuándo una misión pasa de incompleta a completada y, en ese momento exacto, otorgar 25 EXP al equipo activo.</text:p>
        </text:list-item>
        <text:list-item>
          <text:p text:style-name="P6"><text:span text:style-name="T1">Endpoints Personalizados:</text:span> Se creó la función independiente <text:span text:style-name="Source_20_Text">@api_view(['POST']) def finalizar_entrenamiento</text:span> para inyectar 50 EXP al equipo cuando termina el Pomodoro.</text:p>
        </text:list-item>
      </text:list>
      <text:h text:style-name="Heading_20_3" text:outline-level="3">3. Gestión de Acciones Críticas (El Borrado)</text:h>
      <text:p text:style-name="Text_20_body">Se implementó un estándar de seguridad e integridad para la eliminación de registros. En lugar de depender de enlaces (etiquetas <text:span text:style-name="Source_20_Text">&lt;a&gt;</text:span>) o métodos GET que pueden ser rastreados o ejecutados por error, la acción de borrar tareas se configuró estrictamente mediante un <text:span text:style-name="T1">formulario POST</text:span>.</text:p>
      <text:list text:style-name="L7">
        <text:list-item>
          <text:p text:style-name="P7"><text:span text:style-name="T1">Frontend:</text:span> El botón de borrar se envolvió en un <text:span text:style-name="Source_20_Text">&lt;form @submit.prevent="eliminarTarea(tarea.id)"&gt;</text:span>.</text:p>
        </text:list-item>
        <text:list-item>
          <text:p text:style-name="P7"><text:span text:style-name="T1">Backend:</text:span> Se creó un <text:span text:style-name="Source_20_Text">@action(methods=['post'], url_path='borrar')</text:span> en el ViewSet para leer explícitamente el ID enviado en el cuerpo (<text:span text:style-name="Source_20_Text">request.data.get('id')</text:span>) y procesar la eliminación de forma segura.</text:p>
        </text:list-item>
      </text:list>
      <text:h text:style-name="Heading_20_3" text:outline-level="3">4. Enrutamiento del Backend (<text:span text:style-name="Source_20_Text">urls.py</text:span>)</text:h>
      <text:p text:style-name="Text_20_body">Se aplicó la separación de responsabilidades en las URLs:</text:p>
      <text:list text:style-name="L8">
        <text:list-item>
          <text:p text:style-name="P8">El archivo principal delega todo el tráfico <text:span text:style-name="Source_20_Text">/api/</text:span> al archivo <text:span text:style-name="Source_20_Text">api/urls.py</text:span>.</text:p>
        </text:list-item>
        <text:list-item>
          <text:p text:style-name="P8"><text:soft-page-break/>En <text:span text:style-name="Source_20_Text">api/urls.py</text:span> coexisten el <text:span text:style-name="Source_20_Text">DefaultRouter</text:span> (para los ViewSets automáticos) y los <text:span text:style-name="Source_20_Text">path</text:span> manuales (para Login, Registro y el endpoint del Pomodoro).</text:p>
        </text:list-item>
      </text:list>
      <text:h text:style-name="Heading_20_1" text:outline-level="1">📋 PokeTimmer - Guía de Instalación</text:h>
      <text:h text:style-name="Heading_20_3" text:outline-level="3">1. Requisitos previos</text:h>
      <text:list text:style-name="L9">
        <text:list-item>
          <text:p text:style-name="P9">Python 3.10+</text:p>
        </text:list-item>
        <text:list-item>
          <text:p text:style-name="P9">Node.js y npm</text:p>
        </text:list-item>
        <text:list-item>
          <text:p text:style-name="P9">Docker y Docker Compose (para despliegue)</text:p>
        </text:list-item>
      </text:list>
      <text:h text:style-name="Heading_20_3" text:outline-level="3">2. Configuración del Backend</text:h>
      <text:list text:style-name="L10">
        <text:list-item>
          <text:p text:style-name="P10">Entra en la carpeta <text:span text:style-name="Source_20_Text">backend</text:span>.</text:p>
        </text:list-item>
        <text:list-item>
          <text:p text:style-name="P10">Crea un entorno virtual: <text:span text:style-name="Source_20_Text">python -m venv venv</text:span>.</text:p>
        </text:list-item>
        <text:list-item>
          <text:p text:style-name="P10">Activa el entorno y corre: <text:span text:style-name="Source_20_Text">pip install -r requirements.txt</text:span>.</text:p>
        </text:list-item>
        <text:list-item>
          <text:p text:style-name="P10">Copia <text:span text:style-name="Source_20_Text">.env.example</text:span> a <text:span text:style-name="Source_20_Text">.env</text:span> y rellena los valores.</text:p>
        </text:list-item>
        <text:list-item>
          <text:p text:style-name="P10">Ejecuta migraciones: <text:span text:style-name="Source_20_Text">python manage.py migrate</text:span>.</text:p>
        </text:list-item>
      </text:list>
      <text:h text:style-name="Heading_20_3" text:outline-level="3">3. Configuración del Frontend</text:h>
      <text:list text:style-name="L11">
        <text:list-item>
          <text:p text:style-name="P11">Entra en la carpeta <text:span text:style-name="Source_20_Text">frontend</text:span>.</text:p>
        </text:list-item>
        <text:list-item>
          <text:p text:style-name="P11">Instala dependencias: <text:span text:style-name="Source_20_Text">npm install</text:span>.</text:p>
        </text:list-item>
        <text:list-item>
          <text:p text:style-name="P11">Ejecuta en modo desarrollo: <text:span text:style-name="Source_20_Text">npm run dev</text:span> (Vite) y <text:span text:style-name="Source_20_Text">npm run electron</text:span>.</text:p>
        </text:list-item>
      </text:list>
      <text:h text:style-name="Heading_20_3" text:outline-level="3">4. Despliegue en AWS con Docker</text:h>
      <text:p text:style-name="P12">Bash</text:p>
      <text:p text:style-name="P13"><text:span text:style-name="Source_20_Text">sudo docker-compose up -d --build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Sans NF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Sans N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Sans NF1" style:font-family-complex="'NotoSans NF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Sans NF" style:font-family-complex="'NotoSans NF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Sans NF" style:font-family-complex="'NotoSans NF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Sans NF" style:font-family-complex="'NotoSans NF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Sans NF1" style:font-family-complex="'NotoSans NF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Sans NF1" style:font-family-complex="'NotoSans NF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Sans NF1" style:font-family-complex="'NotoSans NF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9T12:43:40.517716845</meta:creation-date>
    <dc:date>2026-02-19T13:34:11.957747308</dc:date>
    <meta:editing-duration>PT30S</meta:editing-duration>
    <meta:editing-cycles>2</meta:editing-cycles>
    <meta:generator>LibreOffice/26.2.0.3$Linux_X86_64 LibreOffice_project/620$Build-3</meta:generator>
    <meta:document-statistic meta:table-count="0" meta:image-count="0" meta:object-count="0" meta:page-count="3" meta:paragraph-count="55" meta:word-count="707" meta:character-count="4642" meta:non-whitespace-character-count="4023"/>
  </office:meta>
</office:document-meta>
</file>